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5in"/>
    </style:style>
    <style:style style:name="Table1.C" style:family="table-column">
      <style:table-column-properties style:column-width="1.625in"/>
    </style:style>
    <style:style style:name="Table1.D" style:family="table-column">
      <style:table-column-properties style:column-width="3.5521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0.5in"/>
    </style:style>
    <style:style style:name="Table2.C" style:family="table-column">
      <style:table-column-properties style:column-width="0.75in"/>
    </style:style>
    <style:style style:name="Table2.D" style:family="table-column">
      <style:table-column-properties style:column-width="4.177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75in"/>
    </style:style>
    <style:style style:name="Table3.B" style:family="table-column">
      <style:table-column-properties style:column-width="0.875in"/>
    </style:style>
    <style:style style:name="Table3.C" style:family="table-column">
      <style:table-column-properties style:column-width="0.6875in"/>
    </style:style>
    <style:style style:name="Table3.D" style:family="table-column">
      <style:table-column-properties style:column-width="4.6146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1.625in"/>
    </style:style>
    <style:style style:name="Table5.D" style:family="table-column">
      <style:table-column-properties style:column-width="3.5521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25in"/>
    </style:style>
    <style:style style:name="Table4.B" style:family="table-column">
      <style:table-column-properties style:column-width="0.5in"/>
    </style:style>
    <style:style style:name="Table4.C" style:family="table-column">
      <style:table-column-properties style:column-width="1.625in"/>
    </style:style>
    <style:style style:name="Table4.D" style:family="table-column">
      <style:table-column-properties style:column-width="3.5521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1472in"/>
    </style:style>
    <style:style style:name="Table7.C" style:family="table-column">
      <style:table-column-properties style:column-width="4.632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5cd63" officeooo:paragraph-rsid="0015cd63"/>
    </style:style>
    <style:style style:name="P2" style:family="paragraph" style:parent-style-name="Heading">
      <style:text-properties officeooo:paragraph-rsid="0034debb"/>
    </style:style>
    <style:style style:name="P3" style:family="paragraph" style:parent-style-name="Heading">
      <style:text-properties officeooo:rsid="0035fc20" officeooo:paragraph-rsid="0035fc20"/>
    </style:style>
    <style:style style:name="P4" style:family="paragraph" style:parent-style-name="Preformatted_20_Text">
      <style:text-properties officeooo:rsid="002198f3" officeooo:paragraph-rsid="002198f3"/>
    </style:style>
    <style:style style:name="P5" style:family="paragraph" style:parent-style-name="Preformatted_20_Text">
      <style:text-properties officeooo:rsid="002ff923" officeooo:paragraph-rsid="002ff923"/>
    </style:style>
    <style:style style:name="P6" style:family="paragraph" style:parent-style-name="Preformatted_20_Text">
      <style:text-properties officeooo:paragraph-rsid="002ff923"/>
    </style:style>
    <style:style style:name="P7" style:family="paragraph" style:parent-style-name="Preformatted_20_Text">
      <style:text-properties officeooo:rsid="0035fc20" officeooo:paragraph-rsid="0035fc20"/>
    </style:style>
    <style:style style:name="P8" style:family="paragraph" style:parent-style-name="Preformatted_20_Text">
      <style:text-properties officeooo:paragraph-rsid="0035fc20"/>
    </style:style>
    <style:style style:name="P9" style:family="paragraph" style:parent-style-name="Preformatted_20_Text">
      <style:text-properties officeooo:rsid="0037b546" officeooo:paragraph-rsid="0037b546"/>
    </style:style>
    <style:style style:name="P10" style:family="paragraph" style:parent-style-name="Standard">
      <style:text-properties officeooo:rsid="00151fd7" officeooo:paragraph-rsid="00151fd7"/>
    </style:style>
    <style:style style:name="P11" style:family="paragraph" style:parent-style-name="Standard">
      <style:text-properties officeooo:paragraph-rsid="00151fd7"/>
    </style:style>
    <style:style style:name="P12" style:family="paragraph" style:parent-style-name="Standard">
      <style:text-properties officeooo:rsid="0015cd63" officeooo:paragraph-rsid="0015cd63"/>
    </style:style>
    <style:style style:name="P13" style:family="paragraph" style:parent-style-name="Standard">
      <style:text-properties officeooo:paragraph-rsid="0015cd63"/>
    </style:style>
    <style:style style:name="P14" style:family="paragraph" style:parent-style-name="Standard">
      <style:text-properties officeooo:rsid="002f47e2" officeooo:paragraph-rsid="002f47e2"/>
    </style:style>
    <style:style style:name="P15" style:family="paragraph" style:parent-style-name="Standard">
      <style:text-properties officeooo:rsid="0034debb" officeooo:paragraph-rsid="0035fc20"/>
    </style:style>
    <style:style style:name="P16" style:family="paragraph" style:parent-style-name="Standard">
      <style:text-properties officeooo:paragraph-rsid="0035fc20"/>
    </style:style>
    <style:style style:name="P17" style:family="paragraph" style:parent-style-name="Standard">
      <style:text-properties officeooo:rsid="0037b546" officeooo:paragraph-rsid="0037b546"/>
    </style:style>
    <style:style style:name="P18" style:family="paragraph" style:parent-style-name="Standard">
      <style:text-properties officeooo:paragraph-rsid="0037b546"/>
    </style:style>
    <style:style style:name="P19" style:family="paragraph" style:parent-style-name="Standard">
      <loext:graphic-properties draw:fill="solid" draw:fill-color="#ffffff"/>
      <style:paragraph-properties fo:background-color="#ffffff" fo:padding="0in" fo:border="none"/>
      <style:text-properties officeooo:paragraph-rsid="0037b546"/>
    </style:style>
    <style:style style:name="P20" style:family="paragraph" style:parent-style-name="Table_20_Contents">
      <style:text-properties officeooo:rsid="00235cf9" officeooo:paragraph-rsid="00235cf9"/>
    </style:style>
    <style:style style:name="P21" style:family="paragraph" style:parent-style-name="Table_20_Contents">
      <style:paragraph-properties fo:text-align="center" style:justify-single-word="false"/>
      <style:text-properties officeooo:rsid="00235cf9" officeooo:paragraph-rsid="00235cf9"/>
    </style:style>
    <style:style style:name="P22" style:family="paragraph" style:parent-style-name="Table_20_Contents">
      <style:paragraph-properties fo:text-align="center" style:justify-single-word="false"/>
      <style:text-properties officeooo:rsid="00235cf9" officeooo:paragraph-rsid="0035fc20"/>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35fc20"/>
    </style:style>
    <style:style style:name="P25" style:family="paragraph" style:parent-style-name="Table_20_Contents">
      <style:paragraph-properties fo:text-align="center" style:justify-single-word="false"/>
      <style:text-properties officeooo:rsid="00238c49" officeooo:paragraph-rsid="00238c49"/>
    </style:style>
    <style:style style:name="P26" style:family="paragraph" style:parent-style-name="Table_20_Contents">
      <style:text-properties officeooo:rsid="00256e3c" officeooo:paragraph-rsid="00256e3c"/>
    </style:style>
    <style:style style:name="P27" style:family="paragraph" style:parent-style-name="Table_20_Contents">
      <style:paragraph-properties fo:text-align="center" style:justify-single-word="false"/>
      <style:text-properties officeooo:rsid="00256e3c" officeooo:paragraph-rsid="00256e3c"/>
    </style:style>
    <style:style style:name="P28" style:family="paragraph" style:parent-style-name="Table_20_Contents">
      <style:paragraph-properties fo:text-align="center" style:justify-single-word="false"/>
      <style:text-properties fo:font-weight="bold" officeooo:rsid="00235cf9" officeooo:paragraph-rsid="00235cf9" style:font-weight-asian="bold" style:font-weight-complex="bold"/>
    </style:style>
    <style:style style:name="P29" style:family="paragraph" style:parent-style-name="Table_20_Contents">
      <style:paragraph-properties fo:text-align="center" style:justify-single-word="false"/>
      <style:text-properties fo:font-weight="bold" officeooo:rsid="00235cf9" officeooo:paragraph-rsid="0035fc20" style:font-weight-asian="bold" style:font-weight-complex="bold"/>
    </style:style>
    <style:style style:name="P30" style:family="paragraph" style:parent-style-name="Table_20_Contents">
      <style:paragraph-properties fo:text-align="center" style:justify-single-word="false"/>
      <style:text-properties officeooo:rsid="002813bd" officeooo:paragraph-rsid="002813bd"/>
    </style:style>
    <style:style style:name="P31" style:family="paragraph" style:parent-style-name="Table_20_Contents">
      <style:text-properties officeooo:rsid="00295c6d" officeooo:paragraph-rsid="00295c6d"/>
    </style:style>
    <style:style style:name="P32" style:family="paragraph" style:parent-style-name="Table_20_Contents">
      <style:paragraph-properties fo:text-align="center" style:justify-single-word="false"/>
      <style:text-properties officeooo:rsid="002a90c6" officeooo:paragraph-rsid="002a90c6"/>
    </style:style>
    <style:style style:name="P33" style:family="paragraph" style:parent-style-name="Table_20_Contents">
      <style:text-properties officeooo:rsid="002a90c6" officeooo:paragraph-rsid="002a90c6"/>
    </style:style>
    <style:style style:name="P34" style:family="paragraph" style:parent-style-name="Table_20_Contents">
      <style:paragraph-properties fo:text-align="center" style:justify-single-word="false"/>
      <style:text-properties officeooo:rsid="0034debb" officeooo:paragraph-rsid="0035fc20"/>
    </style:style>
    <style:style style:name="P35" style:family="paragraph" style:parent-style-name="Table_20_Contents">
      <style:text-properties officeooo:rsid="0034debb" officeooo:paragraph-rsid="0035fc20"/>
    </style:style>
    <style:style style:name="P36" style:family="paragraph" style:parent-style-name="Table_20_Contents">
      <style:paragraph-properties fo:text-align="center" style:justify-single-word="false"/>
      <style:text-properties officeooo:rsid="0035fc20" officeooo:paragraph-rsid="0035fc20"/>
    </style:style>
    <style:style style:name="P37" style:family="paragraph" style:parent-style-name="Table_20_Contents">
      <style:text-properties officeooo:rsid="0035fc20" officeooo:paragraph-rsid="0035fc20"/>
    </style:style>
    <style:style style:name="P38" style:family="paragraph" style:parent-style-name="Text_20_body">
      <style:text-properties officeooo:paragraph-rsid="0014a899"/>
    </style:style>
    <style:style style:name="P39" style:family="paragraph" style:parent-style-name="Text_20_body">
      <style:text-properties officeooo:rsid="00151fd7" officeooo:paragraph-rsid="00151fd7"/>
    </style:style>
    <style:style style:name="P40" style:family="paragraph" style:parent-style-name="Text_20_body">
      <style:text-properties officeooo:rsid="0015cd63" officeooo:paragraph-rsid="0015cd63"/>
    </style:style>
    <style:style style:name="P41" style:family="paragraph" style:parent-style-name="Text_20_body">
      <style:text-properties officeooo:rsid="001fd3b9" officeooo:paragraph-rsid="001fd3b9"/>
    </style:style>
    <style:style style:name="P42" style:family="paragraph" style:parent-style-name="Text_20_body">
      <style:text-properties officeooo:rsid="00235cf9" officeooo:paragraph-rsid="00235cf9"/>
    </style:style>
    <style:style style:name="P43" style:family="paragraph" style:parent-style-name="Text_20_body">
      <style:text-properties officeooo:rsid="00274635" officeooo:paragraph-rsid="00274635"/>
    </style:style>
    <style:style style:name="P44" style:family="paragraph" style:parent-style-name="Text_20_body">
      <style:text-properties officeooo:rsid="002a90c6" officeooo:paragraph-rsid="002a90c6"/>
    </style:style>
    <style:style style:name="P45" style:family="paragraph" style:parent-style-name="Text_20_body">
      <style:text-properties officeooo:rsid="002f47e2" officeooo:paragraph-rsid="002f47e2"/>
    </style:style>
    <style:style style:name="P46" style:family="paragraph" style:parent-style-name="Text_20_body">
      <style:text-properties officeooo:rsid="002ff923" officeooo:paragraph-rsid="002ff923"/>
    </style:style>
    <style:style style:name="P47" style:family="paragraph" style:parent-style-name="Text_20_body">
      <style:text-properties officeooo:rsid="0034debb" officeooo:paragraph-rsid="0034debb"/>
    </style:style>
    <style:style style:name="P48" style:family="paragraph" style:parent-style-name="Text_20_body">
      <style:text-properties officeooo:rsid="0034debb" officeooo:paragraph-rsid="0035fc20"/>
    </style:style>
    <style:style style:name="P49" style:family="paragraph" style:parent-style-name="Text_20_body">
      <style:text-properties officeooo:rsid="0035fc20" officeooo:paragraph-rsid="0035fc20"/>
    </style:style>
    <style:style style:name="P50" style:family="paragraph" style:parent-style-name="Heading">
      <style:text-properties officeooo:rsid="003a0079" officeooo:paragraph-rsid="003a0079"/>
    </style:style>
    <style:style style:name="P51" style:family="paragraph" style:parent-style-name="Heading">
      <style:text-properties officeooo:rsid="003a54ed" officeooo:paragraph-rsid="003a54ed"/>
    </style:style>
    <style:style style:name="P52" style:family="paragraph" style:parent-style-name="Heading_20_1">
      <style:text-properties officeooo:rsid="0014a899" officeooo:paragraph-rsid="0014a899"/>
    </style:style>
    <style:style style:name="P53" style:family="paragraph" style:parent-style-name="Heading_20_1">
      <style:text-properties officeooo:rsid="001fd3b9" officeooo:paragraph-rsid="003a54ed"/>
    </style:style>
    <style:style style:name="P54" style:family="paragraph" style:parent-style-name="Heading_20_1">
      <style:text-properties officeooo:rsid="0035fc20" officeooo:paragraph-rsid="0035fc20"/>
    </style:style>
    <style:style style:name="P55" style:family="paragraph" style:parent-style-name="Heading_20_1">
      <style:text-properties officeooo:paragraph-rsid="00151fd7"/>
    </style:style>
    <style:style style:name="P56" style:family="paragraph" style:parent-style-name="Heading_20_3">
      <style:text-properties officeooo:rsid="00235cf9" officeooo:paragraph-rsid="00235cf9"/>
    </style:style>
    <style:style style:name="P57" style:family="paragraph" style:parent-style-name="Heading_20_3">
      <style:text-properties officeooo:rsid="00274635" officeooo:paragraph-rsid="00274635"/>
    </style:style>
    <style:style style:name="P58" style:family="paragraph" style:parent-style-name="Heading_20_3">
      <style:text-properties officeooo:rsid="002a90c6" officeooo:paragraph-rsid="002a90c6"/>
    </style:style>
    <style:style style:name="P59" style:family="paragraph" style:parent-style-name="Preformatted_20_Text">
      <style:text-properties fo:color="#080808" style:font-name="Ubuntu Mono" fo:font-size="10.5pt" fo:font-style="normal" fo:font-weight="normal" officeooo:rsid="0037b546" officeooo:paragraph-rsid="0037b546" style:font-size-asian="10.5pt" style:font-style-asian="normal" style:font-weight-asian="normal"/>
    </style:style>
    <style:style style:name="P60" style:family="paragraph" style:parent-style-name="Preformatted_20_Text">
      <style:text-properties officeooo:paragraph-rsid="00391571"/>
    </style:style>
    <style:style style:name="P61" style:family="paragraph" style:parent-style-name="Preformatted_20_Text">
      <style:text-properties officeooo:rsid="003a0079" officeooo:paragraph-rsid="003a0079"/>
    </style:style>
    <style:style style:name="P62" style:family="paragraph" style:parent-style-name="Preformatted_20_Text">
      <style:text-properties officeooo:paragraph-rsid="003a0079"/>
    </style:style>
    <style:style style:name="P63" style:family="paragraph" style:parent-style-name="Standard">
      <style:text-properties fo:color="#080808" style:font-name="Ubuntu Mono" fo:font-size="10.5pt" fo:font-style="normal" fo:font-weight="normal" officeooo:rsid="0015cd63" officeooo:paragraph-rsid="0015cd63" style:font-size-asian="10.5pt" style:font-style-asian="normal" style:font-weight-asian="normal"/>
    </style:style>
    <style:style style:name="P64" style:family="paragraph" style:parent-style-name="Standard">
      <style:text-properties fo:color="#080808" style:font-name="Ubuntu Mono" fo:font-size="10.5pt" fo:font-style="normal" fo:font-weight="normal" officeooo:rsid="0037b546" officeooo:paragraph-rsid="0037b546" style:font-size-asian="10.5pt" style:font-style-asian="normal" style:font-weight-asian="normal"/>
    </style:style>
    <style:style style:name="P65" style:family="paragraph" style:parent-style-name="Standard">
      <style:text-properties officeooo:rsid="0015c5a2" officeooo:paragraph-rsid="0015c5a2"/>
    </style:style>
    <style:style style:name="P66" style:family="paragraph" style:parent-style-name="Standard">
      <style:text-properties officeooo:rsid="003a0079" officeooo:paragraph-rsid="003a0079"/>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ext-properties officeooo:paragraph-rsid="003a0079"/>
    </style:style>
    <style:style style:name="P69" style:family="paragraph" style:parent-style-name="Standard">
      <style:paragraph-properties fo:text-align="center" style:justify-single-word="false"/>
      <style:text-properties officeooo:paragraph-rsid="003a54ed"/>
    </style:style>
    <style:style style:name="P70" style:family="paragraph" style:parent-style-name="Standard">
      <style:paragraph-properties fo:text-align="center" style:justify-single-word="false"/>
      <style:text-properties officeooo:rsid="003b095a" officeooo:paragraph-rsid="003b095a"/>
    </style:style>
    <style:style style:name="P71" style:family="paragraph" style:parent-style-name="Standard">
      <loext:graphic-properties draw:fill="solid" draw:fill-color="#ffffff"/>
      <style:paragraph-properties fo:background-color="#ffffff" fo:padding="0in" fo:border="none"/>
      <style:text-properties fo:color="#0033b3" style:font-name="Ubuntu Mono" fo:font-size="10.5pt" fo:font-style="normal" fo:font-weight="normal" officeooo:rsid="0037b546" officeooo:paragraph-rsid="0037b546" style:font-size-asian="10.5pt" style:font-style-asian="normal" style:font-weight-asian="normal"/>
    </style:style>
    <style:style style:name="P72" style:family="paragraph" style:parent-style-name="Table_20_Contents">
      <style:text-properties officeooo:rsid="00295c6d" officeooo:paragraph-rsid="00295c6d"/>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officeooo:rsid="00391571" officeooo:paragraph-rsid="00391571"/>
    </style:style>
    <style:style style:name="P75" style:family="paragraph" style:parent-style-name="Table_20_Contents">
      <style:text-properties officeooo:rsid="00391571" officeooo:paragraph-rsid="00391571"/>
    </style:style>
    <style:style style:name="P76" style:family="paragraph" style:parent-style-name="Table_20_Contents">
      <style:text-properties officeooo:rsid="003a0079" officeooo:paragraph-rsid="003a0079"/>
    </style:style>
    <style:style style:name="P77" style:family="paragraph" style:parent-style-name="Table_20_Contents">
      <style:paragraph-properties fo:text-align="center" style:justify-single-word="false"/>
      <style:text-properties fo:font-weight="bold" officeooo:rsid="003a0079" officeooo:paragraph-rsid="003a0079" style:font-weight-asian="bold" style:font-weight-complex="bold"/>
    </style:style>
    <style:style style:name="P78" style:family="paragraph" style:parent-style-name="Table_20_Contents">
      <style:paragraph-properties fo:text-align="center" style:justify-single-word="false"/>
      <style:text-properties fo:font-weight="bold" officeooo:rsid="003a0079" officeooo:paragraph-rsid="003a54ed" style:font-weight-asian="bold" style:font-weight-complex="bold"/>
    </style:style>
    <style:style style:name="P79" style:family="paragraph" style:parent-style-name="Table_20_Contents">
      <style:paragraph-properties fo:text-align="center" style:justify-single-word="false"/>
      <style:text-properties fo:font-weight="bold" officeooo:rsid="003b095a" officeooo:paragraph-rsid="003b095a" style:font-weight-asian="bold" style:font-weight-complex="bold"/>
    </style:style>
    <style:style style:name="P80" style:family="paragraph" style:parent-style-name="Table_20_Contents">
      <style:text-properties officeooo:paragraph-rsid="003a0079"/>
    </style:style>
    <style:style style:name="P81" style:family="paragraph" style:parent-style-name="Table_20_Contents">
      <style:text-properties officeooo:rsid="003a54ed" officeooo:paragraph-rsid="003a54ed"/>
    </style:style>
    <style:style style:name="P82" style:family="paragraph" style:parent-style-name="Table_20_Contents">
      <style:text-properties officeooo:rsid="003b095a" officeooo:paragraph-rsid="003b095a"/>
    </style:style>
    <style:style style:name="P83" style:family="paragraph" style:parent-style-name="Text_20_body" style:list-style-name="L1"/>
    <style:style style:name="P84" style:family="paragraph" style:parent-style-name="Text_20_body" style:list-style-name="L1">
      <style:text-properties fo:font-weight="bold" officeooo:rsid="002f47e2" officeooo:paragraph-rsid="002f47e2" style:font-weight-asian="bold" style:font-weight-complex="bold"/>
    </style:style>
    <style:style style:name="P85" style:family="paragraph" style:parent-style-name="Text_20_body">
      <style:text-properties officeooo:rsid="003a0079" officeooo:paragraph-rsid="003a0079"/>
    </style:style>
    <style:style style:name="P86" style:family="paragraph" style:parent-style-name="Text_20_body">
      <style:text-properties officeooo:rsid="003a54ed" officeooo:paragraph-rsid="003a54ed"/>
    </style:style>
    <style:style style:name="T1" style:family="text">
      <style:text-properties officeooo:rsid="0014a899"/>
    </style:style>
    <style:style style:name="T2" style:family="text">
      <style:text-properties officeooo:rsid="00151fd7"/>
    </style:style>
    <style:style style:name="T3" style:family="text">
      <style:text-properties fo:color="#080808" style:font-name="Ubuntu Mono" fo:font-size="10.5pt" fo:font-style="normal" fo:font-weight="normal" style:font-size-asian="10.5pt" style:font-style-asian="normal" style:font-weight-asian="normal"/>
    </style:style>
    <style:style style:name="T4" style:family="text">
      <style:text-properties fo:color="#080808" style:font-name="Ubuntu Mono" fo:font-size="10.5pt" fo:font-style="normal" fo:font-weight="normal" officeooo:rsid="00151fd7" style:font-size-asian="10.5pt" style:font-style-asian="normal" style:font-weight-asian="normal"/>
    </style:style>
    <style:style style:name="T5" style:family="text">
      <style:text-properties fo:color="#080808" style:font-name="Ubuntu Mono" fo:font-size="10.5pt" fo:font-style="normal" fo:font-weight="normal" officeooo:rsid="002a90c6" style:font-size-asian="10.5pt" style:font-style-asian="normal" style:font-weight-asian="normal"/>
    </style:style>
    <style:style style:name="T6" style:family="text">
      <style:text-properties fo:color="#080808" style:font-name="Ubuntu Mono" fo:font-size="10.5pt" fo:font-style="normal" fo:font-weight="normal" officeooo:rsid="002f47e2" style:font-size-asian="10.5pt" style:font-style-asian="normal" style:font-weight-asian="normal"/>
    </style:style>
    <style:style style:name="T7" style:family="text">
      <style:text-properties fo:color="#080808" style:font-name="Ubuntu Mono" fo:font-size="10.5pt" fo:font-style="normal" fo:font-weight="normal" officeooo:rsid="0015cd63" style:font-size-asian="10.5pt" style:font-style-asian="normal" style:font-weight-asian="normal"/>
    </style:style>
    <style:style style:name="T8" style:family="text">
      <style:text-properties fo:color="#080808" style:font-name="Ubuntu Mono" fo:font-size="10.5pt" fo:font-style="normal" fo:font-weight="normal" officeooo:rsid="0037b546" style:font-size-asian="10.5pt" style:font-style-asian="normal" style:font-weight-asian="normal"/>
    </style:style>
    <style:style style:name="T9" style:family="text">
      <style:text-properties fo:color="#080808" style:font-name="Ubuntu Mono" fo:font-size="10.5pt" fo:font-style="normal" fo:font-weight="bold" style:font-size-asian="10.5pt" style:font-style-asian="normal" style:font-weight-asian="bold" style:font-weight-complex="bold"/>
    </style:style>
    <style:style style:name="T10" style:family="text">
      <style:text-properties fo:color="#080808" style:font-name="Ubuntu Mono" fo:font-size="10.5pt" fo:font-style="normal" fo:font-weight="bold" officeooo:rsid="0037b546" style:font-size-asian="10.5pt" style:font-style-asian="normal" style:font-weight-asian="bold" style:font-weight-complex="bold"/>
    </style:style>
    <style:style style:name="T11" style:family="text">
      <style:text-properties fo:color="#0033b3" style:font-name="Ubuntu Mono" fo:font-size="10.5pt" fo:font-style="normal" fo:font-weight="normal" style:font-size-asian="10.5pt" style:font-style-asian="normal" style:font-weight-asian="normal"/>
    </style:style>
    <style:style style:name="T12" style:family="text">
      <style:text-properties fo:color="#0033b3" style:font-name="Ubuntu Mono" fo:font-size="10.5pt" fo:font-style="normal" fo:font-weight="normal" officeooo:rsid="00151fd7" style:font-size-asian="10.5pt" style:font-style-asian="normal" style:font-weight-asian="normal"/>
    </style:style>
    <style:style style:name="T13" style:family="text">
      <style:text-properties fo:color="#0033b3" style:font-name="Ubuntu Mono" fo:font-size="10.5pt" fo:font-style="normal" fo:font-weight="normal" officeooo:rsid="002a90c6" style:font-size-asian="10.5pt" style:font-style-asian="normal" style:font-weight-asian="normal"/>
    </style:style>
    <style:style style:name="T14" style:family="text">
      <style:text-properties fo:color="#0033b3" style:font-name="Ubuntu Mono" fo:font-size="10.5pt" fo:font-style="normal" fo:font-weight="normal" officeooo:rsid="0015cd63" style:font-size-asian="10.5pt" style:font-style-asian="normal" style:font-weight-asian="normal"/>
    </style:style>
    <style:style style:name="T15" style:family="text">
      <style:text-properties fo:color="#0033b3" style:font-name="Ubuntu Mono" fo:font-size="10.5pt" fo:font-style="normal" fo:font-weight="normal" officeooo:rsid="0037b546" style:font-size-asian="10.5pt" style:font-style-asian="normal" style:font-weight-asian="normal"/>
    </style:style>
    <style:style style:name="T16" style:family="text">
      <style:text-properties officeooo:rsid="0015cd63"/>
    </style:style>
    <style:style style:name="T17" style:family="text">
      <style:text-properties style:font-name="Liberation Mono" fo:font-size="10pt" style:font-size-asian="10pt" style:font-size-complex="10pt"/>
    </style:style>
    <style:style style:name="T18" style:family="text">
      <style:text-properties style:font-name="Liberation Mono" fo:font-size="10pt" fo:font-weight="bold" style:font-size-asian="10pt" style:font-weight-asian="bold" style:font-size-complex="10pt" style:font-weight-complex="bold"/>
    </style:style>
    <style:style style:name="T19" style:family="text">
      <style:text-properties style:font-name="Liberation Mono" fo:font-size="10pt" officeooo:rsid="002198f3" style:font-name-asian="Noto Sans Mono CJK SC" style:font-size-asian="10pt" style:font-name-complex="Liberation Mono" style:font-size-complex="10pt"/>
    </style:style>
    <style:style style:name="T20" style:family="text">
      <style:text-properties style:font-name="Liberation Mono" fo:font-size="10pt" officeooo:rsid="0034debb" style:font-name-asian="Noto Sans Mono CJK SC" style:font-size-asian="10pt" style:font-name-complex="Liberation Mono" style:font-size-complex="10pt"/>
    </style:style>
    <style:style style:name="T21" style:family="text">
      <style:text-properties style:font-name="Liberation Mono" fo:font-size="10pt" officeooo:rsid="0035fc20" style:font-name-asian="Noto Sans Mono CJK SC" style:font-size-asian="10pt" style:font-name-complex="Liberation Mono" style:font-size-complex="10pt"/>
    </style:style>
    <style:style style:name="T22" style:family="text">
      <style:text-properties style:font-name="Liberation Mono" fo:font-size="10pt" officeooo:rsid="00391571" style:font-name-asian="Noto Sans Mono CJK SC" style:font-size-asian="10pt" style:font-name-complex="Liberation Mono" style:font-size-complex="10pt"/>
    </style:style>
    <style:style style:name="T23" style:family="text">
      <style:text-properties style:font-name="Liberation Mono" fo:font-size="10pt" officeooo:rsid="003a0079" style:font-name-asian="Noto Sans Mono CJK SC" style:font-size-asian="10pt" style:font-name-complex="Liberation Mono" style:font-size-complex="10pt"/>
    </style:style>
    <style:style style:name="T24" style:family="text">
      <style:text-properties officeooo:rsid="002198f3"/>
    </style:style>
    <style:style style:name="T25" style:family="text">
      <style:text-properties officeooo:rsid="00235cf9"/>
    </style:style>
    <style:style style:name="T26" style:family="text">
      <style:text-properties fo:font-weight="bold" style:font-weight-asian="bold" style:font-weight-complex="bold"/>
    </style:style>
    <style:style style:name="T27" style:family="text">
      <style:text-properties fo:font-weight="bold" officeooo:rsid="002f47e2"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ff923" style:font-weight-asian="normal" style:font-weight-complex="normal"/>
    </style:style>
    <style:style style:name="T30" style:family="text">
      <style:text-properties fo:font-weight="normal" officeooo:rsid="003a0079" style:font-weight-asian="normal" style:font-weight-complex="normal"/>
    </style:style>
    <style:style style:name="T31" style:family="text">
      <style:text-properties fo:font-weight="normal" officeooo:rsid="003a54ed" style:font-weight-asian="normal" style:font-weight-complex="normal"/>
    </style:style>
    <style:style style:name="T32" style:family="text">
      <style:text-properties officeooo:rsid="00256e3c"/>
    </style:style>
    <style:style style:name="T33" style:family="text">
      <style:text-properties officeooo:rsid="002a90c6"/>
    </style:style>
    <style:style style:name="T34" style:family="text">
      <style:text-properties fo:color="#00627a" style:font-name="Ubuntu Mono" fo:font-size="10.5pt" fo:font-style="normal" fo:font-weight="normal" style:font-size-asian="10.5pt" style:font-style-asian="normal" style:font-weight-asian="normal"/>
    </style:style>
    <style:style style:name="T35" style:family="text">
      <style:text-properties fo:color="#00627a" style:font-name="Ubuntu Mono" fo:font-size="10.5pt" fo:font-style="normal" fo:font-weight="normal" officeooo:rsid="002a90c6" style:font-size-asian="10.5pt" style:font-style-asian="normal" style:font-weight-asian="normal"/>
    </style:style>
    <style:style style:name="T36" style:family="text">
      <style:text-properties officeooo:rsid="002f47e2"/>
    </style:style>
    <style:style style:name="T37" style:family="text">
      <style:text-properties officeooo:rsid="002ff923"/>
    </style:style>
    <style:style style:name="T38" style:family="text">
      <style:text-properties officeooo:rsid="0034debb"/>
    </style:style>
    <style:style style:name="T39" style:family="text">
      <style:text-properties style:font-name="Liberation Sans" fo:font-size="14.1000003814697pt" fo:font-weight="bold" officeooo:rsid="0034debb" style:font-name-asian="Noto Sans CJK SC" style:font-size-asian="14.1000003814697pt" style:font-weight-asian="bold" style:font-name-complex="Lohit Devanagari" style:font-size-complex="14.1000003814697pt" style:font-weight-complex="bold"/>
    </style:style>
    <style:style style:name="T40" style:family="text">
      <style:text-properties style:font-name="Liberation Sans" fo:font-size="18.2000007629395pt" fo:font-weight="bold" officeooo:rsid="003a0079" style:font-name-asian="Noto Sans CJK SC" style:font-size-asian="18.2000007629395pt" style:font-weight-asian="bold" style:font-name-complex="Lohit Devanagari" style:font-size-complex="18.2000007629395pt" style:font-weight-complex="bold"/>
    </style:style>
    <style:style style:name="T41" style:family="text">
      <style:text-properties officeooo:rsid="0035fc20"/>
    </style:style>
    <style:style style:name="T42" style:family="text">
      <style:text-properties officeooo:rsid="0037b546"/>
    </style:style>
    <style:style style:name="T43" style:family="text">
      <style:text-properties fo:color="#000000" style:font-name="Ubuntu Mono" fo:font-size="10.5pt" fo:font-style="normal" fo:font-weight="normal" style:font-size-asian="10.5pt" style:font-style-asian="normal" style:font-weight-asian="normal"/>
    </style:style>
    <style:style style:name="T44" style:family="text">
      <style:text-properties fo:color="#000000" style:font-name="Ubuntu Mono" fo:font-size="10.5pt" fo:font-style="normal" fo:font-weight="normal" officeooo:rsid="0037b546" style:font-size-asian="10.5pt" style:font-style-asian="normal" style:font-weight-asian="normal"/>
    </style:style>
    <style:style style:name="T45" style:family="text">
      <style:text-properties fo:color="#871094" style:font-name="Ubuntu Mono" fo:font-size="10.5pt" fo:font-style="normal" fo:font-weight="normal" style:font-size-asian="10.5pt" style:font-style-asian="normal" style:font-weight-asian="normal"/>
    </style:style>
    <style:style style:name="T46" style:family="text">
      <style:text-properties fo:color="#871094" style:font-name="Ubuntu Mono" fo:font-size="10.5pt" fo:font-style="italic" fo:font-weight="normal" officeooo:rsid="0037b546" style:font-size-asian="10.5pt" style:font-style-asian="italic" style:font-weight-asian="normal"/>
    </style:style>
    <style:style style:name="T47" style:family="text">
      <style:text-properties fo:color="#067d17" style:font-name="Ubuntu Mono" fo:font-size="10.5pt" fo:font-style="normal" fo:font-weight="normal" style:font-size-asian="10.5pt" style:font-style-asian="normal" style:font-weight-asian="normal"/>
    </style:style>
    <style:style style:name="T48" style:family="text">
      <style:text-properties fo:color="#067d17" style:font-name="Ubuntu Mono" fo:font-size="10.5pt" fo:font-style="normal" fo:font-weight="normal" officeooo:rsid="0037b546" style:font-size-asian="10.5pt" style:font-style-asian="normal" style:font-weight-asian="normal"/>
    </style:style>
    <style:style style:name="T49" style:family="text">
      <style:text-properties officeooo:rsid="00391571"/>
    </style:style>
    <style:style style:name="T50" style:family="text">
      <style:text-properties style:font-name="Liberation Mono" fo:font-size="10pt" fo:font-weight="bold" style:font-size-asian="10pt" style:font-weight-asian="bold" style:font-size-complex="10pt" style:font-weight-complex="bold"/>
    </style:style>
    <style:style style:name="T51" style:family="text">
      <style:text-properties style:font-name="Liberation Mono" fo:font-size="10pt" fo:font-weight="bold" officeooo:rsid="003a0079" style:font-size-asian="10pt" style:font-weight-asian="bold" style:font-size-complex="10pt" style:font-weight-complex="bold"/>
    </style:style>
    <style:style style:name="T52" style:family="text">
      <style:text-properties style:font-name="Liberation Mono" fo:font-size="10pt" fo:font-weight="bold" officeooo:rsid="003a54ed" style:font-size-asian="10pt" style:font-weight-asian="bold" style:font-size-complex="10pt" style:font-weight-complex="bold"/>
    </style:style>
    <style:style style:name="T53" style:family="text">
      <style:text-properties style:font-name="Liberation Mono" fo:font-size="10pt" fo:font-weight="normal" officeooo:rsid="003a54ed" style:font-size-asian="10pt" style:font-weight-asian="normal" style:font-size-complex="10pt" style:font-weight-complex="normal"/>
    </style:style>
    <style:style style:name="T54" style:family="text">
      <style:text-properties style:font-name="Liberation Mono" fo:font-weight="normal" officeooo:rsid="003a54ed" style:font-weight-asian="normal" style:font-weight-complex="normal"/>
    </style:style>
    <style:style style:name="T55" style:family="text">
      <style:text-properties officeooo:rsid="003a0079"/>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3a54ed" style:font-style-asian="italic" style:font-weight-asian="bold" style:font-style-complex="italic" style:font-weight-complex="bold"/>
    </style:style>
    <style:style style:name="T58" style:family="text">
      <style:text-properties officeooo:rsid="003a54ed"/>
    </style:style>
    <style:style style:name="T59" style:family="text">
      <style:text-properties fo:font-style="normal" fo:font-weight="normal" officeooo:rsid="003a54ed" style:font-style-asian="normal" style:font-weight-asian="normal" style:font-style-complex="normal" style:font-weight-complex="normal"/>
    </style:style>
    <style:style style:name="T60" style:family="text">
      <style:text-properties officeooo:rsid="003b09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staller</text:p>
      <text:h text:style-name="P52" text:outline-level="1">Introduction</text:h>
      <text:p text:style-name="P38"><text:span text:style-name="T1">The security library supports a web installer in the web-installer module which can be used for writing your own. It take sets of files that live on the web and will write them to locations locally, creating directories as needed. </text:span><text:span text:style-name="T2">This article is intended for developers who are using this. It is not intended to be user facing (though you can certainly feel free to boilerplate off sections as needed).</text:span></text:p>
      <text:h text:style-name="P55" text:outline-level="1"><text:span text:style-name="T2">Basic </text:span><text:span text:style-name="T40">use</text:span></text:h>
      <text:p text:style-name="P39">The class is edu.uiuc.ncsa.security.installer.WebInstaller and it resides in the web-installer module of the NCSA security library. You can specify this as a maven dependency as </text:p>
      <text:p text:style-name="P11"><text:span text:style-name="T4">&lt;</text:span><text:span text:style-name="T12">dependency</text:span><text:span text:style-name="T4">&gt;</text:span><text:span text:style-name="T2"><text:line-break/></text:span><text:span text:style-name="T4"> <text:s text:c="3"/>&lt;</text:span><text:span text:style-name="T12">groupId</text:span><text:span text:style-name="T4">&gt;edu.uiuc.ncsa.security&lt;/</text:span><text:span text:style-name="T12">groupId</text:span><text:span text:style-name="T4">&gt;</text:span><text:span text:style-name="T2"><text:line-break/></text:span><text:span text:style-name="T4"> <text:s text:c="3"/>&lt;</text:span><text:span text:style-name="T12">artifactId</text:span><text:span text:style-name="T4">&gt;web-installer&lt;/</text:span><text:span text:style-name="T12">artifactId</text:span><text:span text:style-name="T4">&gt;</text:span><text:span text:style-name="T2"><text:line-break/></text:span><text:span text:style-name="T4"> <text:s text:c="3"/>&lt;</text:span><text:span text:style-name="T12">version</text:span><text:span text:style-name="T4">&gt;5.6&lt;/</text:span><text:span text:style-name="T12">version</text:span><text:span text:style-name="T4">&gt;</text:span><text:span text:style-name="T2"><text:line-break/></text:span><text:span text:style-name="T4">&lt;/</text:span><text:span text:style-name="T12">dependency</text:span><text:span text:style-name="T4">&gt;</text:span></text:p>
      <text:p text:style-name="P10"/>
      <text:p text:style-name="P10">(or whatever the correct version is). You can extend this class if you need to add customizations such as your own command line arguments, but as much as possible, this is configuration driven.</text:p>
      <text:p text:style-name="P10"/>
      <text:p text:style-name="P14">A typical example is to install the application with one version, then use the installer to update your local installation with subsequent versions.</text:p>
      <text:p text:style-name="P10"/>
      <text:p text:style-name="P65">Most of this article is just discussing the configuration files.</text:p>
      <text:h text:style-name="Heading_20_1" text:outline-level="1">Operation of the installer</text:h>
      <text:p text:style-name="P85">The current syntax for the installer is</text:p>
      <text:p text:style-name="Preformatted_20_Text">java -jar installer.jar OPERATION [FLAG]* [SWITCH ARG]*</text:p>
      <text:p text:style-name="P61">OPERATION : <text:bookmark-start text:name="__DdeLink__8522_604622145"/>update | remove | notes | help | install | list | versions<text:bookmark-end text:name="__DdeLink__8522_604622145"/></text:p>
      <text:p text:style-name="P62"><text:span text:style-name="T23"><text:s text:c="3"/>SWITCH </text:span><text:span text:style-name="T55">: -dir | -version | -</text:span><text:span text:style-name="T23">log</text:span></text:p>
      <text:p text:style-name="P61"><text:s text:c="5"/>FLAG : -v | -noPace | --help</text:p>
      <text:p text:style-name="P85"/>
      <text:p text:style-name="P66">The operation is required. Only known operations are allowed and unknown options result in an error message. Starting with no arguments prints the general help.</text:p>
      <text:p text:style-name="P66"/>
      <text:p text:style-name="P50">Operations</text:p>
      <table:table table:name="Table6" table:style-name="Table6">
        <table:table-column table:style-name="Table6.A"/>
        <table:table-column table:style-name="Table6.B"/>
        <table:table-row table:style-name="TableLine94413739394944">
          <table:table-cell table:style-name="Table6.A1" office:value-type="string">
            <text:p text:style-name="P77">Name</text:p>
          </table:table-cell>
          <table:table-cell table:style-name="Table6.B1" office:value-type="string">
            <text:p text:style-name="P77">Description</text:p>
          </table:table-cell>
        </table:table-row>
        <table:table-row table:style-name="TableLine94413739394944">
          <table:table-cell table:style-name="Table6.A2" office:value-type="string">
            <text:p text:style-name="P67"><text:s/>help</text:p>
          </table:table-cell>
          <table:table-cell table:style-name="Table6.B2" office:value-type="string">
            <text:p text:style-name="P76">Print the general help for the installer. It includes a summary of command line options.</text:p>
          </table:table-cell>
        </table:table-row>
        <table:table-row table:style-name="TableLine94413739394944">
          <table:table-cell table:style-name="Table6.A2" office:value-type="string">
            <text:p text:style-name="P68">install</text:p>
          </table:table-cell>
          <table:table-cell table:style-name="Table6.B2" office:value-type="string">
            <text:p text:style-name="Table_20_Contents"><text:span text:style-name="T58">Install a given version to a given location. This requires the </text:span><text:span text:style-name="T30">-</text:span><text:span text:style-name="T51">dir </text:span><text:span text:style-name="T58">switch and you </text:span><text:soft-page-break/><text:span text:style-name="T58">may specify a version with the </text:span><text:span text:style-name="T30">-</text:span><text:span text:style-name="T52">version</text:span><text:span text:style-name="T51"> </text:span>switch.</text:p>
          </table:table-cell>
        </table:table-row>
        <table:table-row table:style-name="TableLine94413739394944">
          <table:table-cell table:style-name="Table6.A2" office:value-type="string">
            <text:p text:style-name="P68">list</text:p>
          </table:table-cell>
          <table:table-cell table:style-name="Table6.B2" office:value-type="string">
            <text:p text:style-name="P80"><text:span text:style-name="T55">List all of the files for a given version. This implies using the </text:span><text:span text:style-name="T51">-version</text:span><text:span text:style-name="T55"> switch if you want anything other than the latest. It also prints permissions and such. </text:span></text:p>
          </table:table-cell>
        </table:table-row>
        <table:table-row table:style-name="TableLine94413739394944">
          <table:table-cell table:style-name="Table6.A2" office:value-type="string">
            <text:p text:style-name="P68">notes</text:p>
          </table:table-cell>
          <table:table-cell table:style-name="Table6.B2" office:value-type="string">
            <text:p text:style-name="P76">The release notes (if any) for a given version.</text:p>
          </table:table-cell>
        </table:table-row>
        <table:table-row table:style-name="TableLine94413739394944">
          <table:table-cell table:style-name="Table6.A2" office:value-type="string">
            <text:p text:style-name="P68">remove</text:p>
          </table:table-cell>
          <table:table-cell table:style-name="Table6.B2" office:value-type="string">
            <text:p text:style-name="P76">Remove the distro. This implies the <text:span text:style-name="T28">-</text:span><text:span text:style-name="T18">dir</text:span> switch.<text:span text:style-name="T56"> </text:span><text:span text:style-name="T57">Nota bene:</text:span><text:span text:style-name="T59"> This will remove the directory and its contents completely!</text:span><text:span text:style-name="T56"> </text:span></text:p>
          </table:table-cell>
        </table:table-row>
        <table:table-row table:style-name="TableLine94413739394944">
          <table:table-cell table:style-name="Table6.A2" office:value-type="string">
            <text:p text:style-name="P68">update</text:p>
          </table:table-cell>
          <table:table-cell table:style-name="Table6.B2" office:value-type="string">
            <text:p text:style-name="P81">Update an existing install with a given version. Note that </text:p>
          </table:table-cell>
        </table:table-row>
        <table:table-row table:style-name="TableLine94413739394944">
          <table:table-cell table:style-name="Table6.A2" office:value-type="string">
            <text:p text:style-name="P68">versions</text:p>
          </table:table-cell>
          <table:table-cell table:style-name="Table6.B2" office:value-type="string">
            <text:p text:style-name="P81">List versions available for the installer. </text:p>
          </table:table-cell>
        </table:table-row>
      </table:table>
      <text:p text:style-name="P85"/>
      <text:p text:style-name="P51">Switches</text:p>
      <text:p text:style-name="P86">Switches are of the form -name and take an argument. </text:p>
      <text:p text:style-name="P86"/>
      <table:table table:name="Table7" table:style-name="Table7">
        <table:table-column table:style-name="Table7.A" table:number-columns-repeated="2"/>
        <table:table-column table:style-name="Table7.C"/>
        <table:table-row table:style-name="TableLine94413745877760">
          <table:table-cell table:style-name="Table7.A1" office:value-type="string">
            <text:p text:style-name="P79">Switch</text:p>
          </table:table-cell>
          <table:table-cell table:style-name="Table7.A1" office:value-type="string">
            <text:p text:style-name="P79">Argument</text:p>
          </table:table-cell>
          <table:table-cell table:style-name="Table7.C1" office:value-type="string">
            <text:p text:style-name="P78">Description</text:p>
          </table:table-cell>
        </table:table-row>
        <table:table-row table:style-name="TableLine94413745877760">
          <table:table-cell table:style-name="Table7.A2" office:value-type="string">
            <text:p text:style-name="P69">-<text:span text:style-name="T60">dir</text:span></text:p>
          </table:table-cell>
          <table:table-cell table:style-name="Table7.A2" office:value-type="string">
            <text:p text:style-name="P70">file path</text:p>
          </table:table-cell>
          <table:table-cell table:style-name="Table7.C2" office:value-type="string">
            <text:p text:style-name="P82">The target directory for the operations install, update and remove.</text:p>
          </table:table-cell>
        </table:table-row>
        <table:table-row table:style-name="TableLine94413745877760">
          <table:table-cell table:style-name="Table7.A2" office:value-type="string">
            <text:p text:style-name="P69"/>
          </table:table-cell>
          <table:table-cell table:style-name="Table7.A2" office:value-type="string">
            <text:p text:style-name="P70"/>
          </table:table-cell>
          <table:table-cell table:style-name="Table7.C2" office:value-type="string">
            <text:p text:style-name="P82"/>
          </table:table-cell>
        </table:table-row>
      </table:table>
      <text:h text:style-name="P53" text:outline-level="1">Configurations</text:h>
      <text:h text:style-name="Heading_20_2" text:outline-level="2">Main setup (required)</text:h>
      <text:p text:style-name="P41">There is one basic configuration for the installer and that must reside in your local resources folder as <text:span text:style-name="T17">setup.yaml</text:span>. </text:p>
      <text:p text:style-name="Heading">Structure</text:p>
      <text:p text:style-name="Preformatted_20_Text">app_name: <text:span text:style-name="T25">STRING</text:span></text:p>
      <text:p text:style-name="Preformatted_20_Text">versions: VERSION</text:p>
      <text:p text:style-name="Preformatted_20_Text"><text:span text:style-name="T24">(</text:span>cleanup_on_fail: <text:span text:style-name="T19">true</text:span> | <text:span text:style-name="T19">false</text:span>)?</text:p>
      <text:p text:style-name="Preformatted_20_Text">(fail_on_error: <text:span text:style-name="T19">true</text:span> | <text:span text:style-name="T19">false</text:span>)?</text:p>
      <text:p text:style-name="Preformatted_20_Text">type: setup</text:p>
      <text:p text:style-name="P4">help: HELP</text:p>
      <text:p text:style-name="P4"/>
      <text:p text:style-name="P4">VERSION:</text:p>
      <text:p text:style-name="Preformatted_20_Text"><text:span text:style-name="T24"><text:s text:c="9"/>file : </text:span><text:span text:style-name="T19">FILE</text:span></text:p>
      <text:p text:style-name="Preformatted_20_Text"><text:s text:c="9"/>name : STRING</text:p>
      <text:p text:style-name="Preformatted_20_Text"><text:s text:c="2"/>description : STRING</text:p>
      <text:p text:style-name="Preformatted_20_Text">HELP :</text:p>
      <text:p text:style-name="Preformatted_20_Text"><text:s text:c="7"/><text:span text:style-name="T22">args</text:span> : FILE</text:p>
      <text:p text:style-name="Preformatted_20_Text"><text:s text:c="4"/>success : FILE</text:p>
      <text:p text:style-name="Preformatted_20_Text"><text:s text:c="2"/>installer : FILE</text:p>
      <text:p text:style-name="P60"><text:s text:c="3"/><text:span text:style-name="T22">examples </text:span>: FILE</text:p>
      <text:p text:style-name="P60"><text:s text:c="6"/><text:span text:style-name="T49">notes : FILE</text:span></text:p>
      <text:p text:style-name="Preformatted_20_Text"/>
      <text:p text:style-name="P4">FILE - Path relative to the resource directory.</text:p>
      <text:p text:style-name="P4">STRING - a string</text:p>
      <text:p text:style-name="P4">TRUE - logical </text:p>
      <text:p text:style-name="P4"><text:soft-page-break/></text:p>
      <text:h text:style-name="Heading_20_3" text:outline-level="3">Simple <text:span text:style-name="T39">attributes</text:span></text:h>
      <table:table table:name="Table1" table:style-name="Table1">
        <table:table-column table:style-name="Table1.A"/>
        <table:table-column table:style-name="Table1.B"/>
        <table:table-column table:style-name="Table1.C"/>
        <table:table-column table:style-name="Table1.D"/>
        <table:table-row table:style-name="TableLine94413605451136">
          <table:table-cell table:style-name="Table1.A1" office:value-type="string">
            <text:p text:style-name="P28">Name</text:p>
          </table:table-cell>
          <table:table-cell table:style-name="Table1.A1" office:value-type="string">
            <text:p text:style-name="P28">Req?</text:p>
          </table:table-cell>
          <table:table-cell table:style-name="Table1.A1" office:value-type="string">
            <text:p text:style-name="P28">Default</text:p>
          </table:table-cell>
          <table:table-cell table:style-name="Table1.D1" office:value-type="string">
            <text:p text:style-name="P28">Description</text:p>
          </table:table-cell>
        </table:table-row>
        <table:table-row table:style-name="TableLine94413605773248">
          <table:table-cell table:style-name="Table1.A2" office:value-type="string">
            <text:p text:style-name="P21">app_name</text:p>
          </table:table-cell>
          <table:table-cell table:style-name="Table1.A2" office:value-type="string">
            <text:p text:style-name="P21">Y</text:p>
          </table:table-cell>
          <table:table-cell table:style-name="Table1.A2" office:value-type="string">
            <text:p text:style-name="P23">“<text:span text:style-name="T25">NCSA Sec-lib”</text:span></text:p>
          </table:table-cell>
          <table:table-cell table:style-name="Table1.D2" office:value-type="string">
            <text:p text:style-name="P20">Name of the application being installed to display to the user.</text:p>
          </table:table-cell>
        </table:table-row>
        <table:table-row table:style-name="TableLine94413605775552">
          <table:table-cell table:style-name="Table1.A2" office:value-type="string">
            <text:p text:style-name="P21">fail_on_error</text:p>
          </table:table-cell>
          <table:table-cell table:style-name="Table1.A2" office:value-type="string">
            <text:p text:style-name="P21">N</text:p>
          </table:table-cell>
          <table:table-cell table:style-name="Table1.A2" office:value-type="string">
            <text:p text:style-name="P21">false</text:p>
          </table:table-cell>
          <table:table-cell table:style-name="Table1.D2" office:value-type="string">
            <text:p text:style-name="P20">If there is an error, abort the install (true) or just log it (false).</text:p>
          </table:table-cell>
        </table:table-row>
        <table:table-row table:style-name="TableLine94413605776464">
          <table:table-cell table:style-name="Table1.A2" office:value-type="string">
            <text:p text:style-name="P21">cleanup_on_fail</text:p>
          </table:table-cell>
          <table:table-cell table:style-name="Table1.A2" office:value-type="string">
            <text:p text:style-name="P21">N</text:p>
          </table:table-cell>
          <table:table-cell table:style-name="Table1.A2" office:value-type="string">
            <text:p text:style-name="P21">false</text:p>
          </table:table-cell>
          <table:table-cell table:style-name="Table1.D2" office:value-type="string">
            <text:p text:style-name="P20">If there is an error <text:span text:style-name="T26">and </text:span><text:span text:style-name="T28">fail_on_error is true, then remove the entire installation as it is.</text:span></text:p>
          </table:table-cell>
        </table:table-row>
        <table:table-row table:style-name="TableLine94413605777424">
          <table:table-cell table:style-name="Table1.A2" office:value-type="string">
            <text:p text:style-name="P21">type</text:p>
          </table:table-cell>
          <table:table-cell table:style-name="Table1.A2" office:value-type="string">
            <text:p text:style-name="P21">Y</text:p>
          </table:table-cell>
          <table:table-cell table:style-name="Table1.A2" office:value-type="string">
            <text:p text:style-name="P21">setup</text:p>
          </table:table-cell>
          <table:table-cell table:style-name="Table1.D2" office:value-type="string">
            <text:p text:style-name="P20">Constant.</text:p>
          </table:table-cell>
        </table:table-row>
      </table:table>
      <text:h text:style-name="P56" text:outline-level="3">Versions</text:h>
      <text:p text:style-name="P42">As you use the installer, the user may be allowed to install different versions. This block will allow for listing those and selecting them. <text:span text:style-name="T32">The file listed here is a configuration file for all the files in your distribution. </text:span>The value of this entry is a map whose values are</text:p>
      <table:table table:name="Table2" table:style-name="Table2">
        <table:table-column table:style-name="Table2.A"/>
        <table:table-column table:style-name="Table2.B"/>
        <table:table-column table:style-name="Table2.C"/>
        <table:table-column table:style-name="Table2.D"/>
        <table:table-row table:style-name="TableLine94413605778832">
          <table:table-cell table:style-name="Table2.A1" office:value-type="string">
            <text:p text:style-name="P28">Name</text:p>
          </table:table-cell>
          <table:table-cell table:style-name="Table2.A1" office:value-type="string">
            <text:p text:style-name="P28">Req?</text:p>
          </table:table-cell>
          <table:table-cell table:style-name="Table2.A1" office:value-type="string">
            <text:p text:style-name="P28">Default</text:p>
          </table:table-cell>
          <table:table-cell table:style-name="Table2.D1" office:value-type="string">
            <text:p text:style-name="P28">Description</text:p>
          </table:table-cell>
        </table:table-row>
        <table:table-row table:style-name="TableLine94413605795536">
          <table:table-cell table:style-name="Table2.A2" office:value-type="string">
            <text:p text:style-name="P25">file</text:p>
          </table:table-cell>
          <table:table-cell table:style-name="Table2.A2" office:value-type="string">
            <text:p text:style-name="P25">Y</text:p>
          </table:table-cell>
          <table:table-cell table:style-name="Table2.A2" office:value-type="string">
            <text:p text:style-name="P23">-</text:p>
          </table:table-cell>
          <table:table-cell table:style-name="Table2.D2" office:value-type="string">
            <text:p text:style-name="P26">The path relative to the resource directory for this </text:p>
          </table:table-cell>
        </table:table-row>
        <table:table-row table:style-name="TableLine94413605797984">
          <table:table-cell table:style-name="Table2.A2" office:value-type="string">
            <text:p text:style-name="P25">name</text:p>
          </table:table-cell>
          <table:table-cell table:style-name="Table2.A2" office:value-type="string">
            <text:p text:style-name="P25">N</text:p>
          </table:table-cell>
          <table:table-cell table:style-name="Table2.A2" office:value-type="string">
            <text:p text:style-name="P25">(file)</text:p>
          </table:table-cell>
          <table:table-cell table:style-name="Table2.D2" office:value-type="string">
            <text:p text:style-name="P26">Human readable name for this</text:p>
          </table:table-cell>
        </table:table-row>
        <table:table-row table:style-name="TableLine94413605798896">
          <table:table-cell table:style-name="Table2.A2" office:value-type="string">
            <text:p text:style-name="P25">description</text:p>
          </table:table-cell>
          <table:table-cell table:style-name="Table2.A2" office:value-type="string">
            <text:p text:style-name="P25">N</text:p>
          </table:table-cell>
          <table:table-cell table:style-name="Table2.A2" office:value-type="string">
            <text:p text:style-name="P27">(file)</text:p>
          </table:table-cell>
          <table:table-cell table:style-name="Table2.D2" office:value-type="string">
            <text:p text:style-name="P26">A human readable description</text:p>
          </table:table-cell>
        </table:table-row>
      </table:table>
      <text:h text:style-name="P57" text:outline-level="3">Help</text:h>
      <text:p text:style-name="P43">There are two ways to setup help. The first (described later) is to extend the class and override the help methods. The second is to set some files that contain it which are displayed at specific points by the system. This allows the system to display all the standard help it comes with plus it lets you augement or customize it.</text:p>
      <table:table table:name="Table3" table:style-name="Table3">
        <table:table-column table:style-name="Table3.A"/>
        <table:table-column table:style-name="Table3.B"/>
        <table:table-column table:style-name="Table3.C"/>
        <table:table-column table:style-name="Table3.D"/>
        <table:table-row table:style-name="TableLine94413605788112">
          <table:table-cell table:style-name="Table3.A1" office:value-type="string">
            <text:p text:style-name="P28">Name</text:p>
          </table:table-cell>
          <table:table-cell table:style-name="Table3.A1" office:value-type="string">
            <text:p text:style-name="P28">Req?</text:p>
          </table:table-cell>
          <table:table-cell table:style-name="Table3.A1" office:value-type="string">
            <text:p text:style-name="P28">Default</text:p>
          </table:table-cell>
          <table:table-cell table:style-name="Table3.D1" office:value-type="string">
            <text:p text:style-name="P28">Description</text:p>
          </table:table-cell>
        </table:table-row>
        <table:table-row table:style-name="TableLine94413605822864">
          <table:table-cell table:style-name="Table3.A2" office:value-type="string">
            <text:p text:style-name="P32">args</text:p>
          </table:table-cell>
          <table:table-cell table:style-name="Table3.A2" office:value-type="string">
            <text:p text:style-name="P32">N</text:p>
          </table:table-cell>
          <table:table-cell table:style-name="Table3.A2" office:value-type="string">
            <text:p text:style-name="P23">-</text:p>
          </table:table-cell>
          <table:table-cell table:style-name="Table3.D2" office:value-type="string">
            <text:p text:style-name="P33">Prints help about custom arguments</text:p>
          </table:table-cell>
        </table:table-row>
        <table:table-row table:style-name="TableLine94413605825312">
          <table:table-cell table:style-name="Table3.A2" office:value-type="string">
            <text:p text:style-name="P32">examples</text:p>
          </table:table-cell>
          <table:table-cell table:style-name="Table3.A2" office:value-type="string">
            <text:p text:style-name="P30">N</text:p>
          </table:table-cell>
          <table:table-cell table:style-name="Table3.A2" office:value-type="string">
            <text:p text:style-name="P23">-</text:p>
          </table:table-cell>
          <table:table-cell table:style-name="Table3.D2" office:value-type="string">
            <text:p text:style-name="P31">Additional examples, printed after the main help.</text:p>
          </table:table-cell>
        </table:table-row>
        <table:table-row table:style-name="TableLine94413605826224">
          <table:table-cell table:style-name="Table3.A2" office:value-type="string">
            <text:p text:style-name="P30">installer</text:p>
          </table:table-cell>
          <table:table-cell table:style-name="Table3.A2" office:value-type="string">
            <text:p text:style-name="P30">N</text:p>
          </table:table-cell>
          <table:table-cell table:style-name="Table3.A2" office:value-type="string">
            <text:p text:style-name="P23">-</text:p>
          </table:table-cell>
          <table:table-cell table:style-name="Table3.D2" office:value-type="string">
            <text:p text:style-name="P31">Help about the application. This would replace the default help if present. (default is show when the user supplies --help as the command line argument)</text:p>
          </table:table-cell>
        </table:table-row>
        <table:table-row table:style-name="TableLine94413605826224">
          <table:table-cell table:style-name="Table3.A2" office:value-type="string">
            <text:p text:style-name="P74">notes</text:p>
          </table:table-cell>
          <table:table-cell table:style-name="Table3.A2" office:value-type="string">
            <text:p text:style-name="P74">N</text:p>
          </table:table-cell>
          <table:table-cell table:style-name="Table3.A2" office:value-type="string">
            <text:p text:style-name="P23">-</text:p>
          </table:table-cell>
          <table:table-cell table:style-name="Table3.D2" office:value-type="string">
            <text:p text:style-name="P75">Release notes. These are displayed to the user when they use the <text:span text:style-name="T18">notes</text:span> option.</text:p>
          </table:table-cell>
        </table:table-row>
        <table:table-row table:style-name="TableLine94413605827184">
          <table:table-cell table:style-name="Table3.A2" office:value-type="string">
            <text:p text:style-name="P30">success</text:p>
          </table:table-cell>
          <table:table-cell table:style-name="Table3.A2" office:value-type="string">
            <text:p text:style-name="P30">N</text:p>
          </table:table-cell>
          <table:table-cell table:style-name="Table3.A2" office:value-type="string">
            <text:p text:style-name="P23">-</text:p>
          </table:table-cell>
          <table:table-cell table:style-name="Table3.D2" office:value-type="string">
            <text:p text:style-name="P31">A final success message, printed after a successful installation. Typically this has additional step to take (e.g., telling the user to add a specific path to the PATH variable for their environment.)</text:p>
          </table:table-cell>
        </table:table-row>
      </table:table>
      <text:p text:style-name="P43"/>
      <text:h text:style-name="P58" text:outline-level="3"><text:soft-page-break/>Overrides</text:h>
      <text:p text:style-name="P44">You may also extend the WebInstaller class and override the help directly. The advantage is that you can access information about the installer (such as configuration options passed in). The main methods are</text:p>
      <text:p text:style-name="Standard"><text:span text:style-name="T13">protected void </text:span><text:span text:style-name="T35">showHelp</text:span><text:span text:style-name="T5">() -</text:span> <text:span text:style-name="T33">the main help for the installer. <text:s/></text:span><text:span text:style-name="T36">If not overridden displays installer and examples. Otherwise, shows examples after the main help.</text:span></text:p>
      <text:p text:style-name="Standard"><text:span text:style-name="T11">protected void </text:span><text:span text:style-name="T34">printMoreArgHelp</text:span><text:span text:style-name="T3">() </text:span><text:s/>- <text:span text:style-name="T33">printed after the basic arguments (such as -dir ) if you have added your own to your class.</text:span></text:p>
      <text:p text:style-name="Standard"><text:span text:style-name="T11">protected void </text:span><text:span text:style-name="T34">printMoreExamplesHelp</text:span><text:span text:style-name="T3">() </text:span><text:s/>- <text:span text:style-name="T33">prints more examples after the </text:span><text:span text:style-name="T36">installer main help.</text:span></text:p>
      <text:p text:style-name="Standard"/>
      <text:p text:style-name="P1">Sample setup.yaml</text:p>
      <text:p text:style-name="P40"/>
      <text:p text:style-name="P63">---</text:p>
      <text:p text:style-name="P13"><text:span text:style-name="T7">- </text:span><text:span text:style-name="T14">app_name</text:span><text:span text:style-name="T7">: OA4MP</text:span><text:span text:style-name="T16"><text:line-break/></text:span><text:span text:style-name="T7"> </text:span><text:span text:style-name="T14">help</text:span><text:span text:style-name="T7">: {</text:span><text:span text:style-name="T14">app</text:span><text:span text:style-name="T7">: /</text:span><text:span text:style-name="T6">siwtchHelp</text:span><text:span text:style-name="T7">.txt, </text:span><text:span text:style-name="T14">success</text:span><text:span text:style-name="T7">: /success.txt}</text:span><text:span text:style-name="T16"><text:line-break/></text:span><text:span text:style-name="T7"> </text:span><text:span text:style-name="T14">versions</text:span><text:span text:style-name="T7">:</text:span><text:span text:style-name="T16"><text:line-break/></text:span><text:span text:style-name="T7"> - {</text:span><text:span text:style-name="T14">file</text:span><text:span text:style-name="T7">: /v5_5.yaml, </text:span><text:span text:style-name="T14">name</text:span><text:span text:style-name="T7">: v5.5, </text:span><text:span text:style-name="T14">description</text:span><text:span text:style-name="T7">: Version 5.5}</text:span><text:span text:style-name="T16"><text:line-break/></text:span><text:span text:style-name="T7"> - {</text:span><text:span text:style-name="T14">file</text:span><text:span text:style-name="T7">: v5.5, </text:span><text:span text:style-name="T14">name</text:span><text:span text:style-name="T7">: latest, </text:span><text:span text:style-name="T14">description</text:span><text:span text:style-name="T7">: latest release}</text:span><text:span text:style-name="T16"><text:line-break/></text:span><text:span text:style-name="T7"> </text:span><text:span text:style-name="T14">cleanup_on_fail</text:span><text:span text:style-name="T7">: false</text:span><text:span text:style-name="T16"><text:line-break/></text:span><text:span text:style-name="T7"> </text:span><text:span text:style-name="T14">fail_on_error</text:span><text:span text:style-name="T7">: false</text:span><text:span text:style-name="T16"><text:line-break/></text:span><text:span text:style-name="T7"> </text:span><text:span text:style-name="T14">type</text:span><text:span text:style-name="T7">: setup</text:span></text:p>
      <text:p text:style-name="P12"/>
      <text:h text:style-name="Heading_20_1" text:outline-level="1">File sets</text:h>
      <text:p text:style-name="P45">Each version of the installer you specify has a set of files associated with it. These have a source (on the web) and a file name there. They are mapped to a local directory with a local file name. You may specify operations on the files, which are</text:p>
      <text:list xml:id="list1454974725" text:style-name="L1">
        <text:list-item>
          <text:p text:style-name="P83"><text:span text:style-name="T27">execute </text:span><text:s/>- <text:span text:style-name="T36">the executable bit on the file is set true</text:span></text:p>
        </text:list-item>
        <text:list-item>
          <text:p text:style-name="P84">update <text:span text:style-name="T28"><text:s/>- If this file should be overwritten on updates. </text:span><text:span text:style-name="T29">Typically you specify files that are preprocessed and have their state set on installation, then in subsequent updates are not touched.</text:span></text:p>
        </text:list-item>
        <text:list-item>
          <text:p text:style-name="P83"><text:span text:style-name="T27">preprocess </text:span><text:s/>- <text:span text:style-name="T36">if templates should be applied to the file (must be a text file or very strange things may happen).</text:span></text:p>
        </text:list-item>
      </text:list>
      <text:p text:style-name="Heading">Structure</text:p>
      <text:p text:style-name="Preformatted_20_Text">sourceURL : STRING</text:p>
      <text:p text:style-name="P6"><text:s text:c="2"/>type: file_set</text:p>
      <text:p text:style-name="Preformatted_20_Text"><text:s text:c="2"/><text:span text:style-name="T37">directories:</text:span></text:p>
      <text:p text:style-name="Preformatted_20_Text"><text:s text:c="2"/>-<text:span text:style-name="T37">files :</text:span></text:p>
      <text:p text:style-name="Preformatted_20_Text"><text:s text:c="3"/><text:span text:style-name="T37">(</text:span>- <text:span text:style-name="T37">STRING | FILE_ENTRY)+</text:span></text:p>
      <text:p text:style-name="Preformatted_20_Text"><text:s text:c="2"/>target_dir: </text:p>
      <text:p text:style-name="Preformatted_20_Text"/>
      <text:p text:style-name="Preformatted_20_Text">FILE_ENTRY:<text:span text:style-name="T38">FILE</text:span> </text:p>
      <text:p text:style-name="P5">preprocess: true | false</text:p>
      <text:p text:style-name="P5">update: true | false</text:p>
      <text:p text:style-name="P5">source: STRING</text:p>
      <text:p text:style-name="P7"><text:soft-page-break/>target: STRING</text:p>
      <text:p text:style-name="P5">execute: true | false</text:p>
      <text:p text:style-name="P46"/>
      <text:p text:style-name="Preformatted_20_Text">FILE - <text:span text:style-name="T38">the path relative to the </text:span><text:span text:style-name="T20">target </text:span><text:span text:style-name="T38">directory where this set of files will be installed.</text:span></text:p>
      <text:p text:style-name="P47"/>
      <text:h text:style-name="Heading_20_2" text:outline-level="2">Simple Attributes</text:h>
      <text:p text:style-name="P48"/>
      <table:table table:name="Table5" table:style-name="Table5">
        <table:table-column table:style-name="Table5.A"/>
        <table:table-column table:style-name="Table5.B"/>
        <table:table-column table:style-name="Table5.C"/>
        <table:table-column table:style-name="Table5.D"/>
        <table:table-row table:style-name="TableLine94413605887568">
          <table:table-cell table:style-name="Table5.A1" office:value-type="string">
            <text:p text:style-name="P29">Name</text:p>
          </table:table-cell>
          <table:table-cell table:style-name="Table5.A1" office:value-type="string">
            <text:p text:style-name="P29">Req?</text:p>
          </table:table-cell>
          <table:table-cell table:style-name="Table5.A1" office:value-type="string">
            <text:p text:style-name="P29">Default</text:p>
          </table:table-cell>
          <table:table-cell table:style-name="Table5.D1" office:value-type="string">
            <text:p text:style-name="P29">Description</text:p>
          </table:table-cell>
        </table:table-row>
        <table:table-row table:style-name="TableLine94413605855120">
          <table:table-cell table:style-name="Table5.A2" office:value-type="string">
            <text:p text:style-name="P34">sourceURL</text:p>
          </table:table-cell>
          <table:table-cell table:style-name="Table5.A2" office:value-type="string">
            <text:p text:style-name="P22">Y</text:p>
          </table:table-cell>
          <table:table-cell table:style-name="Table5.A2" office:value-type="string">
            <text:p text:style-name="P24">-</text:p>
          </table:table-cell>
          <table:table-cell table:style-name="Table5.D2" office:value-type="string">
            <text:p text:style-name="P35">The URL on the web that is the source for every file in the file set.</text:p>
          </table:table-cell>
        </table:table-row>
        <table:table-row table:style-name="TableLine94413605857568">
          <table:table-cell table:style-name="Table5.A2" office:value-type="string">
            <text:p text:style-name="P34">type</text:p>
          </table:table-cell>
          <table:table-cell table:style-name="Table5.A2" office:value-type="string">
            <text:p text:style-name="P34">Y</text:p>
          </table:table-cell>
          <table:table-cell table:style-name="Table5.A2" office:value-type="string">
            <text:p text:style-name="P34">file_set</text:p>
          </table:table-cell>
          <table:table-cell table:style-name="Table5.D2" office:value-type="string">
            <text:p text:style-name="P35">This is fixed</text:p>
          </table:table-cell>
        </table:table-row>
      </table:table>
      <text:p text:style-name="P16"/>
      <text:h text:style-name="Heading_20_3" text:outline-level="3">The Directories element</text:h>
      <text:p text:style-name="P47">This contains lists of sets of files, each with a target directory. The files may be either a string that is simply the file name and no processing is done, or a FILE_ENTRY. The elements of the file entry are</text:p>
      <text:p text:style-name="P16"/>
      <table:table table:name="Table4" table:style-name="Table4">
        <table:table-column table:style-name="Table4.A"/>
        <table:table-column table:style-name="Table4.B"/>
        <table:table-column table:style-name="Table4.C"/>
        <table:table-column table:style-name="Table4.D"/>
        <table:table-row table:style-name="TableLine94413605841184">
          <table:table-cell table:style-name="Table4.A1" office:value-type="string">
            <text:p text:style-name="P29">Name</text:p>
          </table:table-cell>
          <table:table-cell table:style-name="Table4.A1" office:value-type="string">
            <text:p text:style-name="P29">Req?</text:p>
          </table:table-cell>
          <table:table-cell table:style-name="Table4.A1" office:value-type="string">
            <text:p text:style-name="P29">Default</text:p>
          </table:table-cell>
          <table:table-cell table:style-name="Table4.D1" office:value-type="string">
            <text:p text:style-name="P29">Description</text:p>
          </table:table-cell>
        </table:table-row>
        <table:table-row table:style-name="TableLine94413605921008">
          <table:table-cell table:style-name="Table4.A2" office:value-type="string">
            <text:p text:style-name="P34">execute</text:p>
          </table:table-cell>
          <table:table-cell table:style-name="Table4.A2" office:value-type="string">
            <text:p text:style-name="P34">N</text:p>
          </table:table-cell>
          <table:table-cell table:style-name="Table4.A2" office:value-type="string">
            <text:p text:style-name="P34">false</text:p>
          </table:table-cell>
          <table:table-cell table:style-name="Table4.D2" office:value-type="string">
            <text:p text:style-name="P35">If the file should be set executable after copying.</text:p>
          </table:table-cell>
        </table:table-row>
        <table:table-row table:style-name="TableLine94413605923568">
          <table:table-cell table:style-name="Table4.A2" office:value-type="string">
            <text:p text:style-name="P34">preprocess</text:p>
          </table:table-cell>
          <table:table-cell table:style-name="Table4.A2" office:value-type="string">
            <text:p text:style-name="P34">N</text:p>
          </table:table-cell>
          <table:table-cell table:style-name="Table4.A2" office:value-type="string">
            <text:p text:style-name="P34">false</text:p>
          </table:table-cell>
          <table:table-cell table:style-name="Table4.D2" office:value-type="string">
            <text:p text:style-name="P35">If templates (See below) should be applied.</text:p>
          </table:table-cell>
        </table:table-row>
        <table:table-row table:style-name="TableLine94413605924480">
          <table:table-cell table:style-name="Table4.A2" office:value-type="string">
            <text:p text:style-name="P34">source</text:p>
          </table:table-cell>
          <table:table-cell table:style-name="Table4.A2" office:value-type="string">
            <text:p text:style-name="P34">Y</text:p>
          </table:table-cell>
          <table:table-cell table:style-name="Table4.A2" office:value-type="string">
            <text:p text:style-name="P34">file_set</text:p>
          </table:table-cell>
          <table:table-cell table:style-name="Table4.D2" office:value-type="string">
            <text:p text:style-name="P35">The only requirement. The name of the source. </text:p>
          </table:table-cell>
        </table:table-row>
        <table:table-row table:style-name="TableLine94413605925440">
          <table:table-cell table:style-name="Table4.A2" office:value-type="string">
            <text:p text:style-name="P36">target</text:p>
          </table:table-cell>
          <table:table-cell table:style-name="Table4.A2" office:value-type="string">
            <text:p text:style-name="P36">N</text:p>
          </table:table-cell>
          <table:table-cell table:style-name="Table4.A2" office:value-type="string">
            <text:p text:style-name="P36">(source)</text:p>
          </table:table-cell>
          <table:table-cell table:style-name="Table4.D2" office:value-type="string">
            <text:p text:style-name="P37">If the target file has a different name, specify it</text:p>
          </table:table-cell>
        </table:table-row>
        <table:table-row table:style-name="TableLine94413605926592">
          <table:table-cell table:style-name="Table4.A2" office:value-type="string">
            <text:p text:style-name="P34">update</text:p>
          </table:table-cell>
          <table:table-cell table:style-name="Table4.A2" office:value-type="string">
            <text:p text:style-name="P34">N</text:p>
          </table:table-cell>
          <table:table-cell table:style-name="Table4.A2" office:value-type="string">
            <text:p text:style-name="P34">true</text:p>
          </table:table-cell>
          <table:table-cell table:style-name="Table4.D2" office:value-type="string">
            <text:p text:style-name="P35"/>
          </table:table-cell>
        </table:table-row>
      </table:table>
      <text:p text:style-name="P15"/>
      <text:p text:style-name="P2">Example</text:p>
      <text:p text:style-name="P46">This contains the source sets for two web locations, the OA4MP source tree for pdfs and the GutHub release page. </text:p>
      <text:p text:style-name="Preformatted_20_Text">- sourceURL: https://github.com/ncsa/oa4mp/releases/download/v5.5/</text:p>
      <text:p text:style-name="Preformatted_20_Text"><text:s text:c="2"/>directories:</text:p>
      <text:p text:style-name="Preformatted_20_Text"><text:s text:c="2"/>- files:</text:p>
      <text:p text:style-name="Preformatted_20_Text"><text:s text:c="4"/>- oa4mp-derby.sql</text:p>
      <text:p text:style-name="Preformatted_20_Text"><text:s text:c="4"/>- oa4mp-mysql.sql</text:p>
      <text:p text:style-name="Preformatted_20_Text"><text:s text:c="4"/>- oa4mp-mariadb.sql</text:p>
      <text:p text:style-name="Preformatted_20_Text"><text:s text:c="4"/>- oa4mp-pg.sql</text:p>
      <text:p text:style-name="Preformatted_20_Text"><text:s text:c="4"/>- oa4mp-mariadb.sql</text:p>
      <text:p text:style-name="Preformatted_20_Text"><text:s text:c="4"/>- derby-migrate.sql</text:p>
      <text:p text:style-name="Preformatted_20_Text"><text:s text:c="4"/>- jwt-scripts.tar</text:p>
      <text:p text:style-name="Preformatted_20_Text"><text:s text:c="4"/>- {preprocess: true, update: false, source: cfg.xml}</text:p>
      <text:p text:style-name="Preformatted_20_Text"><text:s text:c="4"/>- oidc-cm-scripts.tar</text:p>
      <text:p text:style-name="Preformatted_20_Text"><text:s text:c="4"/>- {update: false, source: oa4mp-message.template}</text:p>
      <text:p text:style-name="Preformatted_20_Text"><text:s text:c="4"/>- {update: false, source: oa4mp-subject.template}</text:p>
      <text:p text:style-name="Preformatted_20_Text"><text:s text:c="4"/>target_dir: /etc</text:p>
      <text:p text:style-name="Preformatted_20_Text"><text:s text:c="2"/>- files:</text:p>
      <text:p text:style-name="Preformatted_20_Text"><text:soft-page-break/><text:s text:c="4"/>- {preprocess: true, source: cli, exec: true}</text:p>
      <text:p text:style-name="Preformatted_20_Text"><text:s text:c="4"/>- {preprocess: true, source: jwt, exec: true}</text:p>
      <text:p text:style-name="Preformatted_20_Text"><text:s text:c="4"/>- {preprocess: true, source: clc, exec: true}</text:p>
      <text:p text:style-name="Preformatted_20_Text"><text:s text:c="4"/>- {preprocess: true, source: migrate, exec: true}</text:p>
      <text:p text:style-name="Preformatted_20_Text"><text:s text:c="4"/>- qdl-installer.jar</text:p>
      <text:p text:style-name="Preformatted_20_Text"><text:s text:c="4"/>target_dir: /bin</text:p>
      <text:p text:style-name="Preformatted_20_Text"><text:s text:c="2"/>- files: [fs-migrate.jar, oauth2.war, jwt.jar, clc.jar, cli.jar]</text:p>
      <text:p text:style-name="Preformatted_20_Text"><text:s text:c="4"/>target_dir: /lib</text:p>
      <text:p text:style-name="Preformatted_20_Text"><text:s text:c="2"/>- {target_dir: /var/storage/server}</text:p>
      <text:p text:style-name="Preformatted_20_Text"><text:s text:c="2"/>- {target_dir: /log}</text:p>
      <text:p text:style-name="Preformatted_20_Text"><text:s text:c="2"/>- files: [version.txt]</text:p>
      <text:p text:style-name="Preformatted_20_Text"><text:s text:c="4"/>target_dir: /</text:p>
      <text:p text:style-name="Preformatted_20_Text"><text:s text:c="2"/>type: file_set</text:p>
      <text:h text:style-name="P54" text:outline-level="1">Templates</text:h>
      <text:p text:style-name="P49">When the user starts the installation, they specify a target directory on the local machine with the <text:span text:style-name="T18">-dir</text:span> switch. In files that are preprocessed, this may be referenced as ${ROOT} and that means that any reference to it is replaced. </text:p>
      <text:p text:style-name="P49"/>
      <text:p text:style-name="P3">Example</text:p>
      <text:p text:style-name="P49">If the user invokes the installer as</text:p>
      <text:p text:style-name="P7">java -jar installer install -dir /opt/qdl -<text:span text:style-name="T42">log /tmp/qdl.log</text:span></text:p>
      <text:p text:style-name="P7"/>
      <text:p text:style-name="P49">then let us say that there is this entry for the file</text:p>
      <text:p text:style-name="P8"><text:span text:style-name="T41">{preprocess: true, source: </text:span><text:span text:style-name="T21">qdl-run</text:span><text:span text:style-name="T41">, exec: true}</text:span></text:p>
      <text:p text:style-name="P8"/>
      <text:p text:style-name="P17">The result is that the file qdl-run is downloaded and set to be executable. When preprocessing, let us say the file contained</text:p>
      <text:p text:style-name="P17"/>
      <text:p text:style-name="Preformatted_20_Text"><text:span text:style-name="T3"># The script to invoke the QDL interpreter.</text:span><text:line-break/><text:span text:style-name="T3">QDL_HOME=</text:span><text:span text:style-name="T9">${ROOT</text:span><text:span text:style-name="T26">}</text:span></text:p>
      <text:p text:style-name="Preformatted_20_Text"><text:span text:style-name="T3">JAR_LIB="$QDL_HOME/lib/cp"</text:span><text:line-break/><text:span text:style-name="T3">CFG_FILE="$QDL_HOME/etc/cfg-min.xml"</text:span><text:line-break/><text:span text:style-name="T3">CFG_NAME="run-it"</text:span><text:line-break/><text:span text:style-name="T3">QDL_JAR="$QDL_HOME/lib/qdl.jar"</text:span><text:line-break/><text:span text:style-name="T3">java -cp "$JAR_LIB/*" -jar $QDL_JAR <text:s/>-cfg <text:s/>$CFG_FILE -name $CFG_NAME -home_dir $QDL_HOME -run "$@"</text:span></text:p>
      <text:p text:style-name="P17"/>
      <text:p text:style-name="P17">then after preprocessing, it would read</text:p>
      <text:p text:style-name="P17"/>
      <text:p text:style-name="P18"><text:span text:style-name="T3">QDL_HOME=</text:span><text:span text:style-name="T9">/</text:span><text:span text:style-name="T10">opt/qdl</text:span></text:p>
      <text:p text:style-name="P9"><text:span text:style-name="T3">JAR_LIB="$QDL_HOME/lib/cp"</text:span><text:line-break/><text:span text:style-name="T3">CFG_FILE="$QDL_HOME/etc/cfg-min.xml"</text:span><text:line-break/><text:span text:style-name="T3">CFG_NAME="run-it"</text:span><text:line-break/><text:span text:style-name="T3">QDL_JAR="$QDL_HOME/lib/qdl.jar"</text:span><text:line-break/><text:span text:style-name="T3">java -cp "$JAR_LIB/*" -jar $QDL_JAR <text:s/>-cfg <text:s/>$CFG_FILE -name $CFG_NAME -home_dir $QDL_HOME -run "$@"</text:span></text:p>
      <text:p text:style-name="P59"/>
      <text:p text:style-name="P17">If you want to set your own templates, then you may override the method</text:p>
      <text:p text:style-name="P17"/>
      <text:p text:style-name="P17"><text:soft-page-break/><text:span text:style-name="T11">protected </text:span><text:span text:style-name="T43">Map</text:span><text:span text:style-name="T3">&lt;</text:span><text:span text:style-name="T43">String</text:span><text:span text:style-name="T3">,</text:span><text:span text:style-name="T43">String</text:span><text:span text:style-name="T3">&gt; </text:span><text:span text:style-name="T34">setupTemplates</text:span><text:span text:style-name="T3">() throws IOException</text:span></text:p>
      <text:p text:style-name="P64"/>
      <text:p text:style-name="Heading">Example <text:span text:style-name="T42">of setting up templates</text:span></text:p>
      <text:p text:style-name="P71">@Override</text:p>
      <text:p text:style-name="P19"><text:span text:style-name="T11">protected </text:span><text:span text:style-name="T43">Map</text:span><text:span text:style-name="T3">&lt;</text:span><text:span text:style-name="T43">String</text:span><text:span text:style-name="T3">,</text:span><text:span text:style-name="T43">String</text:span><text:span text:style-name="T3">&gt; </text:span><text:span text:style-name="T34">setupTemplates</text:span><text:span text:style-name="T3">() </text:span><text:span text:style-name="T11">throws </text:span><text:span text:style-name="T43">IOException </text:span><text:span text:style-name="T3">{</text:span><text:line-break/><text:span text:style-name="T3"> <text:s text:c="3"/></text:span><text:span text:style-name="T45">templates </text:span><text:span text:style-name="T3">= </text:span><text:span text:style-name="T15">super.setupTemplates</text:span><text:span text:style-name="T3">();</text:span></text:p>
      <text:p text:style-name="P19"><text:span text:style-name="T3"><text:s text:c="4"/>// </text:span><text:span text:style-name="T8">get the root directory, slap the right separator on it and add it.</text:span></text:p>
      <text:p text:style-name="P19"><text:span text:style-name="T3"><text:s text:c="4"/></text:span><text:span text:style-name="T8">String root = getArgMap().getRootDir().getAbsolutePath() + </text:span><text:span text:style-name="T44">File</text:span><text:span text:style-name="T8">.</text:span><text:span text:style-name="T46">separator</text:span><text:span text:style-name="T8">);</text:span><text:line-break/><text:span text:style-name="T3"> <text:s text:c="3"/></text:span><text:span text:style-name="T45">templates</text:span><text:span text:style-name="T3">.put(</text:span><text:span text:style-name="T47">"${</text:span><text:span text:style-name="T48">QDL_LIB</text:span><text:span text:style-name="T47">}"</text:span><text:span text:style-name="T3">, </text:span><text:span text:style-name="T8">root</text:span><text:span text:style-name="T3"> </text:span><text:span text:style-name="T8">+ </text:span><text:span text:style-name="T48">"lib"</text:span><text:span text:style-name="T3">;</text:span><text:line-break/><text:span text:style-name="T3"> <text:s text:c="3"/></text:span><text:span text:style-name="T11">return </text:span><text:span text:style-name="T45">templates</text:span><text:span text:style-name="T3">;</text:span><text:line-break/><text:span text:style-name="T3">}</text:span></text:p>
      <text:p text:style-name="Standard"/>
      <text:p text:style-name="P17">Now there are two templates, ${ROOT} and ${QDL_LIB} </text:p>
      <text:p text:style-name="Head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06:09:29.263170550</meta:creation-date>
    <dc:date>2024-06-21T16:51:32.410916326</dc:date>
    <meta:editing-duration>P1DT11H12M16S</meta:editing-duration>
    <meta:editing-cycles>11</meta:editing-cycles>
    <meta:generator>LibreOffice/6.4.7.2$Linux_X86_64 LibreOffice_project/40$Build-2</meta:generator>
    <meta:document-statistic meta:table-count="7" meta:image-count="0" meta:object-count="0" meta:page-count="7" meta:paragraph-count="246" meta:word-count="1533" meta:character-count="9856" meta:non-whitespace-character-count="8352"/>
  </office:meta>
</office:document-meta>
</file>